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d29" officeooo:paragraph-rsid="001a7d29"/>
    </style:style>
    <style:style style:name="P2" style:family="paragraph" style:parent-style-name="Standard">
      <style:paragraph-properties fo:text-align="start" style:justify-single-word="false"/>
      <style:text-properties officeooo:rsid="001a7d29" officeooo:paragraph-rsid="001a7d2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a7d29" officeooo:paragraph-rsid="001a7d2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b4ab9" officeooo:paragraph-rsid="001b4ab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a7d29" officeooo:paragraph-rsid="001a7d2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b4ab9" officeooo:paragraph-rsid="001b4ab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4ab9" officeooo:paragraph-rsid="001b4ab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ac86" officeooo:paragraph-rsid="001cac8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4ab9" officeooo:paragraph-rsid="001b4ab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739" officeooo:paragraph-rsid="001dc73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7d29" officeooo:paragraph-rsid="001a7d2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4ab9" style:font-weight-asian="normal" style:font-weight-complex="normal"/>
    </style:style>
    <style:style style:name="T4" style:family="text">
      <style:text-properties officeooo:rsid="001b4ab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cac86"/>
    </style:style>
    <style:style style:name="T7" style:family="text">
      <style:text-properties style:text-underline-style="solid" style:text-underline-width="auto" style:text-underline-color="font-color" officeooo:rsid="001dc739"/>
    </style:style>
    <style:style style:name="T8" style:family="text">
      <style:text-properties officeooo:rsid="001cac86"/>
    </style:style>
    <style:style style:name="T9" style:family="text">
      <style:text-properties fo:language="en" fo:country="US" style:font-name-asian="F"/>
    </style:style>
    <style:style style:name="T10" style:family="text">
      <style:text-properties style:font-name-asian="F"/>
    </style:style>
    <style:style style:name="T11" style:family="text">
      <style:text-properties officeooo:rsid="001dc7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пецификация к приложению</text:p>
      <text:p text:style-name="P1"/>
      <text:p text:style-name="P3">Бизнес-требования</text:p>
      <text:p text:style-name="P2"/>
      <text:p text:style-name="P2"><text:span text:style-name="T1">Цель проекта:</text:span> разработка инструмента, который исследует вектор<text:span text:style-name="T4">а</text:span> в каком-то пространстве из чисел, и нужно найти два вектора, которые как можно близко находиться друг к другу</text:p>
      <text:p text:style-name="P11"><text:span text:style-name="T1">Задачи проекта:</text:span> -</text:p>
      <text:p text:style-name="P11"><text:span text:style-name="T1">Метрики достижения цели:</text:span> - <text:span text:style-name="T4">1488</text:span></text:p>
      <text:p text:style-name="P2"><text:span text:style-name="T1">Риски:</text:span><text:span text:style-name="T2"> - </text:span><text:span text:style-name="T3">пасхалко ?</text:span></text:p>
      <text:p text:style-name="P1"/>
      <text:p text:style-name="P1"/>
      <text:p text:style-name="P3">Системные характеристики</text:p>
      <text:p text:style-name="P5"/>
      <text:p text:style-name="P7">- СХ-1: Приложения является консольным.</text:p>
      <text:p text:style-name="P7">- СХ-2: <text:span text:style-name="T5">Для работы приложения используется какой либо интерпретатор ?</text:span></text:p>
      <text:p text:style-name="P7">- СХ-3: <text:span text:style-name="T5">Приложения ориентировано на OS Windows (какой версии ?)</text:span></text:p>
      <text:p text:style-name="P6"/>
      <text:p text:style-name="P6"/>
      <text:p text:style-name="P3">Бизнес-<text:span text:style-name="T4">правила</text:span></text:p>
      <text:p text:style-name="P5"/>
      <text:p text:style-name="P7">- <text:span text:style-name="T8">БП-1: Источник и приёмник файлов</text:span></text:p>
      <text:p text:style-name="P7"><text:tab/>- <text:span text:style-name="T8">БП-1.1: Выходной и входной файл должны лежать в одном каталоге.</text:span></text:p>
      <text:p text:style-name="P7"><text:tab/>- <text:span text:style-name="T8">БП-1.2: </text:span><text:span text:style-name="T7">что делать, если параметр p используется одно и тоже значени, следует ли перезаписать выходной файл или создать новый ?</text:span></text:p>
      <text:p text:style-name="P9"><text:span text:style-name="T11">- БП-2: реакция скрипта на неверные значения параметров</text:span></text:p>
      <text:p text:style-name="P10"><text:tab/>- БП-2.1: <text:span text:style-name="T5">параметры меньше указного ?</text:span></text:p>
      <text:p text:style-name="P10"><text:tab/>- БП-2.2: проверка на адекватность файла и его присутствие.</text:p>
      <text:p text:style-name="P6"/>
      <text:p text:style-name="P6"/>
      <text:p text:style-name="P3">Пользовательские-требования</text:p>
      <text:p text:style-name="P6"/>
      <text:p text:style-name="P8">- ПТ-1: Запуск и остановка приложения</text:p>
      <text:p text:style-name="P8"><text:tab/>- ПТ-1.1: Запуск приложения производиться из консоли командой «<text:span text:style-name="T9">program</text:span><text:span text:style-name="T10"> </text:span><text:span text:style-name="T9">p</text:span><text:span text:style-name="T10"> </text:span><text:span text:style-name="T9">filename</text:span><text:span text:style-name="T10">.</text:span><text:span text:style-name="T9">extension</text:span>», <text:span text:style-name="T5">где p — параметр (как его назвать получше ?)</text:span></text:p>
      <text:p text:style-name="P8"><text:tab/>- ПТ-1.2: <text:span text:style-name="T5">Должна ли вообще быть остановка приложения ?</text:span></text:p>
      <text:p text:style-name="P8">- ПТ-2: Конфигурация приложения</text:p>
      <text:p text:style-name="P8"><text:tab/>- ПТ-2.1: Конфигурация приложения сводится к вызову приложения из консоли где указывается приложения и параметр p <text:span text:style-name="T5">(откуда брать текстовый файл и вообще какие форматы должно принимать приложение ?)</text:span></text:p>
      <text:p text:style-name="P6"/>
      <text:p text:style-name="P6"/>
      <text:p text:style-name="P3">Атрибуты качества</text:p>
      <text:p text:style-name="P5"/>
      <text:p text:style-name="P7">- <text:span text:style-name="T8">АК-1: </text:span><text:span text:style-name="T6">Производительность ?</text:span></text:p>
      <text:p text:style-name="P7">- <text:span text:style-name="T8">АК-2: Устойчивость к входным данным</text:span></text:p>
      <text:p text:style-name="P7"><text:tab/>- <text:span text:style-name="T8">АК-2.1: Максимальное название файла из - за параметра p. Не больше 100 символов.</text:span></text:p>
      <text:p text:style-name="P7"><text:tab/>- <text:span text:style-name="T8">АК-2.2: Если p не ведено пользователем, то по умолчанию принимается значение p = 2.</text:span></text:p>
      <text:p text:style-name="P6"/>
      <text:p text:style-name="P6"/>
      <text:p text:style-name="P4">Ограничения</text:p>
      <text:p text:style-name="P6"><text:soft-page-break/></text:p>
      <text:p text:style-name="P7">- <text:span text:style-name="T8">О-1: </text:span><text:span text:style-name="T11">Ограничение на принимаемое количество векторов из входного файла k = 10000.</text:span></text:p>
      <text:p text:style-name="P7">- <text:span text:style-name="T11">О-2: д</text:span><text:span text:style-name="T7">олжно ли быть ограничение на n (размерность пространства) ?</text:span></text:p>
      <text:p text:style-name="P7">- <text:span text:style-name="T11">О-3: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0:25:49.865518625</meta:creation-date>
    <dc:date>2024-04-30T11:08:51.990339397</dc:date>
    <meta:editing-duration>PT7M57S</meta:editing-duration>
    <meta:editing-cycles>1</meta:editing-cycles>
    <meta:document-statistic meta:table-count="0" meta:image-count="0" meta:object-count="0" meta:page-count="2" meta:paragraph-count="32" meta:word-count="265" meta:character-count="1779" meta:non-whitespace-character-count="1534"/>
    <meta:generator>LibreOffice/7.3.7.2$Linux_X86_64 LibreOffice_project/30$Build-2</meta:generator>
  </office:meta>
</office:document-meta>
</file>